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1905D93DFAFA43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03cm, 3.317cm, 14.71cm, 7.3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11cm" svg:height="21.799cm" svg:x="1.192cm" svg:y="2.492cm">
          <draw:image xlink:href="Pictures/10000000000005E8000007E091905D93DFAFA43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1:02:43.834432605</dc:date>
    <meta:editing-duration>PT3M35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